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767d5" officeooo:paragraph-rsid="001767d5"/>
    </style:style>
    <style:style style:name="P2" style:family="paragraph" style:parent-style-name="Standard">
      <style:text-properties style:font-name="Comic Sans MS" officeooo:rsid="0017c45f" officeooo:paragraph-rsid="0017c45f"/>
    </style:style>
    <style:style style:name="P3" style:family="paragraph" style:parent-style-name="Standard">
      <style:text-properties style:font-name="Comic Sans MS" officeooo:rsid="0018ea6d" officeooo:paragraph-rsid="0018ea6d"/>
    </style:style>
    <style:style style:name="P4" style:family="paragraph" style:parent-style-name="Standard">
      <style:text-properties style:font-name="Comic Sans MS" officeooo:rsid="00199282" officeooo:paragraph-rsid="00199282"/>
    </style:style>
    <style:style style:name="P5" style:family="paragraph" style:parent-style-name="Standard">
      <style:text-properties style:font-name="Comic Sans MS" officeooo:rsid="001d0348" officeooo:paragraph-rsid="001d0348"/>
    </style:style>
    <style:style style:name="P6" style:family="paragraph" style:parent-style-name="Standard">
      <style:text-properties style:font-name="Comic Sans MS" officeooo:rsid="001767d5" officeooo:paragraph-rsid="002312bf"/>
    </style:style>
    <style:style style:name="P7" style:family="paragraph" style:parent-style-name="Standard">
      <style:text-properties style:font-name="Comic Sans MS" officeooo:rsid="001767d5" officeooo:paragraph-rsid="00243571"/>
    </style:style>
    <style:style style:name="P8" style:family="paragraph" style:parent-style-name="Standard">
      <style:text-properties style:font-name="Comic Sans MS" officeooo:rsid="001767d5" officeooo:paragraph-rsid="00250836"/>
    </style:style>
    <style:style style:name="P9" style:family="paragraph" style:parent-style-name="Standard">
      <style:text-properties style:font-name="Comic Sans MS" officeooo:rsid="001767d5" officeooo:paragraph-rsid="001767d5"/>
    </style:style>
    <style:style style:name="P10" style:family="paragraph" style:parent-style-name="Standard">
      <style:text-properties style:font-name="Comic Sans MS" officeooo:rsid="0017c45f" officeooo:paragraph-rsid="00250836"/>
    </style:style>
    <style:style style:name="P11" style:family="paragraph" style:parent-style-name="Standard">
      <style:text-properties style:font-name="Comic Sans MS" officeooo:rsid="0025f1b4" officeooo:paragraph-rsid="0025f1b4"/>
    </style:style>
    <style:style style:name="T1" style:family="text">
      <style:text-properties officeooo:rsid="0017c45f"/>
    </style:style>
    <style:style style:name="T2" style:family="text">
      <style:text-properties officeooo:rsid="00199282"/>
    </style:style>
    <style:style style:name="T3" style:family="text">
      <style:text-properties officeooo:rsid="001d0348"/>
    </style:style>
    <style:style style:name="T4" style:family="text">
      <style:text-properties officeooo:rsid="001e6cf1"/>
    </style:style>
    <style:style style:name="T5" style:family="text">
      <style:text-properties officeooo:rsid="002312bf"/>
    </style:style>
    <style:style style:name="T6" style:family="text">
      <style:text-properties officeooo:rsid="002399ce"/>
    </style:style>
    <style:style style:name="T7" style:family="text">
      <style:text-properties officeooo:rsid="00243571"/>
    </style:style>
    <style:style style:name="T8" style:family="text">
      <style:text-properties officeooo:rsid="002508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 Element record – </text:p>
      <text:p text:style-name="P6">id <text:span text:style-name="T5">(primary key) - integer</text:span></text:p>
      <text:p text:style-name="P6">component Name<text:span text:style-name="T6"> – varchar(15)</text:span></text:p>
      <text:p text:style-name="P6">blood Type<text:span text:style-name="T6"> – varchar(5)</text:span></text:p>
      <text:p text:style-name="P6">procurement Date<text:span text:style-name="T6"> – date</text:span></text:p>
      <text:p text:style-name="P6">status<text:span text:style-name="T6"> – varchar(9)</text:span></text:p>
      <text:p text:style-name="P1"/>
      <text:p text:style-name="P1">2. <text:span text:style-name="T1">D</text:span>aily record – </text:p>
      <text:p text:style-name="P7">component Name<text:span text:style-name="T6"> – varchar(15)</text:span></text:p>
      <text:p text:style-name="P7">blood Type<text:span text:style-name="T6"> – varchar(5)</text:span></text:p>
      <text:p text:style-name="P7">date<text:span text:style-name="T7"> – date</text:span></text:p>
      <text:p text:style-name="P7">required<text:span text:style-name="T7"> – integer</text:span></text:p>
      <text:p text:style-name="P7">supplied<text:span text:style-name="T7"> – integer</text:span></text:p>
      <text:p text:style-name="P7">replaced<text:span text:style-name="T7"> – integer</text:span></text:p>
      <text:p text:style-name="P7">final stock<text:span text:style-name="T7"> – integer</text:span></text:p>
      <text:p text:style-name="P7">expired<text:span text:style-name="T7"> – integer</text:span></text:p>
      <text:p text:style-name="P7">damaged<text:span text:style-name="T7"> – integer</text:span></text:p>
      <text:p text:style-name="P1"/>
      <text:p text:style-name="P1">3. <text:span text:style-name="T1">request (temp. Table) -</text:span></text:p>
      <text:p text:style-name="P11">** id (primary key) – integer</text:p>
      <text:p text:style-name="P8">component Name<text:span text:style-name="T6"> – varchar(15)</text:span></text:p>
      <text:p text:style-name="P8">blood Type<text:span text:style-name="T6"> – varchar(5)</text:span></text:p>
      <text:p text:style-name="P10">units<text:span text:style-name="T8"> – integer</text:span></text:p>
      <text:p text:style-name="P10">status<text:span text:style-name="T8"> – varchar(15)</text:span></text:p>
      <text:p text:style-name="P2"/>
      <text:p text:style-name="P3">4. <text:span text:style-name="T3">re-placer</text:span> <text:s/>-</text:p>
      <text:p text:style-name="P3">id, name, address, contac<text:span text:style-name="T3">t</text:span>, instructions, <text:span text:style-name="T4">replacement_id, </text:span>deadline, <text:span text:style-name="T2">status</text:span></text:p>
      <text:p text:style-name="P2"/>
      <text:p text:style-name="P4">5. <text:span text:style-name="T3">replacement record -</text:span></text:p>
      <text:p text:style-name="P5">id, component, blood type, un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4:41:56.565793220</meta:creation-date>
    <dc:date>2016-03-28T12:23:51.985177453</dc:date>
    <meta:editing-duration>PT2H43M53S</meta:editing-duration>
    <meta:editing-cycles>11</meta:editing-cycles>
    <meta:generator>LibreOffice/5.0.3.2$Linux_X86_64 LibreOffice_project/e5f16313668ac592c1bfb310f4390624e3dbfb75</meta:generator>
    <meta:document-statistic meta:table-count="0" meta:image-count="0" meta:object-count="0" meta:page-count="1" meta:paragraph-count="26" meta:word-count="83" meta:character-count="613" meta:non-whitespace-character-count="533"/>
  </office:meta>
</office:document-meta>
</file>